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334.03pt" svg:y="112.93pt">
            <loext:p draw:notify-on-update-of-ranges="Sheet1.B5:Sheet1.B31 Sheet1.C5:Sheet1.C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1" table:number-columns-repeated="2" table:default-cell-style-name="ce2"/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jour</text:p>
          </table:table-cell>
          <table:table-cell office:value-type="string" calcext:value-type="string" table:number-columns-spanned="2" table:number-rows-spanned="1">
            <text:p>position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*(COS((2*3.1415926536)/27.3)*[.A5]))" office:value-type="float" office:value="0.973631432795154" calcext:value-type="float">
            <text:p>0.9736314328</text:p>
          </table:table-cell>
          <table:table-cell table:formula="of:=  (1*SIN((2*3.1415926536)/27.3)*[.A5])" office:value-type="float" office:value="0.228126791660375" calcext:value-type="float">
            <text:p>0.22812679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*(COS((2*3.1415926536)/27.3)*[.A6]))" office:value-type="float" office:value="1.94726286559031" calcext:value-type="float">
            <text:p>1.9472628656</text:p>
          </table:table-cell>
          <table:table-cell table:formula="of:=  (1*SIN((2*3.1415926536)/27.3)*[.A6])" office:value-type="float" office:value="0.45625358332075" calcext:value-type="float">
            <text:p>0.45625358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*(COS((2*3.1415926536)/27.3)*[.A7]))" office:value-type="float" office:value="2.92089429838546" calcext:value-type="float">
            <text:p>2.9208942984</text:p>
          </table:table-cell>
          <table:table-cell table:formula="of:=  (1*SIN((2*3.1415926536)/27.3)*[.A7])" office:value-type="float" office:value="0.684380374981126" calcext:value-type="float">
            <text:p>0.6843803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*(COS((2*3.1415926536)/27.3)*[.A8]))" office:value-type="float" office:value="3.89452573118061" calcext:value-type="float">
            <text:p>3.8945257312</text:p>
          </table:table-cell>
          <table:table-cell table:formula="of:=  (1*SIN((2*3.1415926536)/27.3)*[.A8])" office:value-type="float" office:value="0.912507166641501" calcext:value-type="float">
            <text:p>0.912507166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*(COS((2*3.1415926536)/27.3)*[.A9]))" office:value-type="float" office:value="4.86815716397577" calcext:value-type="float">
            <text:p>4.868157164</text:p>
          </table:table-cell>
          <table:table-cell table:formula="of:=  (1*SIN((2*3.1415926536)/27.3)*[.A9])" office:value-type="float" office:value="1.14063395830188" calcext:value-type="float">
            <text:p>1.140633958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*(COS((2*3.1415926536)/27.3)*[.A10]))" office:value-type="float" office:value="5.84178859677092" calcext:value-type="float">
            <text:p>5.8417885968</text:p>
          </table:table-cell>
          <table:table-cell table:formula="of:=  (1*SIN((2*3.1415926536)/27.3)*[.A10])" office:value-type="float" office:value="1.36876074996225" calcext:value-type="float">
            <text:p>1.3687607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*(COS((2*3.1415926536)/27.3)*[.A11]))" office:value-type="float" office:value="6.81542002956608" calcext:value-type="float">
            <text:p>6.8154200296</text:p>
          </table:table-cell>
          <table:table-cell table:formula="of:=  (1*SIN((2*3.1415926536)/27.3)*[.A11])" office:value-type="float" office:value="1.59688754162263" calcext:value-type="float">
            <text:p>1.596887541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*(COS((2*3.1415926536)/27.3)*[.A12]))" office:value-type="float" office:value="7.78905146236123" calcext:value-type="float">
            <text:p>7.7890514624</text:p>
          </table:table-cell>
          <table:table-cell table:formula="of:=  (1*SIN((2*3.1415926536)/27.3)*[.A12])" office:value-type="float" office:value="1.825014333283" calcext:value-type="float">
            <text:p>1.82501433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*(COS((2*3.1415926536)/27.3)*[.A13]))" office:value-type="float" office:value="8.76268289515638" calcext:value-type="float">
            <text:p>8.7626828952</text:p>
          </table:table-cell>
          <table:table-cell table:formula="of:=  (1*SIN((2*3.1415926536)/27.3)*[.A13])" office:value-type="float" office:value="2.05314112494338" calcext:value-type="float">
            <text:p>2.053141124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*COS((2*3.1415926536)/27.3)*[.A14]" office:value-type="float" office:value="9.73631432795154" calcext:value-type="float">
            <text:p>9.736314328</text:p>
          </table:table-cell>
          <table:table-cell table:formula="of:=  (1*SIN((2*3.1415926536)/27.3)*[.A14])" office:value-type="float" office:value="2.28126791660375" calcext:value-type="float">
            <text:p>2.281267916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*COS((2*3.1415926536)/27.3)*[.A15]" office:value-type="float" office:value="10.7099457607467" calcext:value-type="float">
            <text:p>10.7099457607</text:p>
          </table:table-cell>
          <table:table-cell table:formula="of:=  (1*SIN((2*3.1415926536)/27.3)*[.A15])" office:value-type="float" office:value="2.50939470826413" calcext:value-type="float">
            <text:p>2.50939470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*COS((2*3.1415926536)/27.3)*[.A16]" office:value-type="float" office:value="11.6835771935418" calcext:value-type="float">
            <text:p>11.6835771935</text:p>
          </table:table-cell>
          <table:table-cell table:formula="of:=  (1*SIN((2*3.1415926536)/27.3)*[.A16])" office:value-type="float" office:value="2.7375214999245" calcext:value-type="float">
            <text:p>2.737521499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*COS((2*3.1415926536)/27.3)*[.A17]" office:value-type="float" office:value="12.657208626337" calcext:value-type="float">
            <text:p>12.6572086263</text:p>
          </table:table-cell>
          <table:table-cell table:formula="of:=  (1*SIN((2*3.1415926536)/27.3)*[.A17])" office:value-type="float" office:value="2.96564829158488" calcext:value-type="float">
            <text:p>2.965648291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*COS((2*3.1415926536)/27.3)*[.A18]" office:value-type="float" office:value="13.6308400591322" calcext:value-type="float">
            <text:p>13.6308400591</text:p>
          </table:table-cell>
          <table:table-cell table:formula="of:=  (1*SIN((2*3.1415926536)/27.3)*[.A18])" office:value-type="float" office:value="3.19377508324525" calcext:value-type="float">
            <text:p>3.193775083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*COS((2*3.1415926536)/27.3)*[.A19]" office:value-type="float" office:value="14.6044714919273" calcext:value-type="float">
            <text:p>14.6044714919</text:p>
          </table:table-cell>
          <table:table-cell table:formula="of:=  (1*SIN((2*3.1415926536)/27.3)*[.A19])" office:value-type="float" office:value="3.42190187490563" calcext:value-type="float">
            <text:p>3.421901874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*COS((2*3.1415926536)/27.3)*[.A20]" office:value-type="float" office:value="15.5781029247225" calcext:value-type="float">
            <text:p>15.5781029247</text:p>
          </table:table-cell>
          <table:table-cell table:formula="of:=  (1*SIN((2*3.1415926536)/27.3)*[.A20])" office:value-type="float" office:value="3.650028666566" calcext:value-type="float">
            <text:p>3.650028666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*COS((2*3.1415926536)/27.3)*[.A21]" office:value-type="float" office:value="16.5517343575176" calcext:value-type="float">
            <text:p>16.5517343575</text:p>
          </table:table-cell>
          <table:table-cell table:formula="of:=  (1*SIN((2*3.1415926536)/27.3)*[.A21])" office:value-type="float" office:value="3.87815545822638" calcext:value-type="float">
            <text:p>3.878155458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*COS((2*3.1415926536)/27.3)*[.A22]" office:value-type="float" office:value="17.5253657903128" calcext:value-type="float">
            <text:p>17.5253657903</text:p>
          </table:table-cell>
          <table:table-cell table:formula="of:=  (1*SIN((2*3.1415926536)/27.3)*[.A22])" office:value-type="float" office:value="4.10628224988675" calcext:value-type="float">
            <text:p>4.106282249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*COS((2*3.1415926536)/27.3)*[.A23]" office:value-type="float" office:value="18.4989972231079" calcext:value-type="float">
            <text:p>18.4989972231</text:p>
          </table:table-cell>
          <table:table-cell table:formula="of:=  (1*SIN((2*3.1415926536)/27.3)*[.A23])" office:value-type="float" office:value="4.33440904154713" calcext:value-type="float">
            <text:p>4.334409041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*COS((2*3.1415926536)/27.3)*[.A24]" office:value-type="float" office:value="19.4726286559031" calcext:value-type="float">
            <text:p>19.4726286559</text:p>
          </table:table-cell>
          <table:table-cell table:formula="of:=  (1*SIN((2*3.1415926536)/27.3)*[.A24])" office:value-type="float" office:value="4.5625358332075" calcext:value-type="float">
            <text:p>4.562535833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*COS((2*3.1415926536)/27.3)*[.A25]" office:value-type="float" office:value="20.4462600886982" calcext:value-type="float">
            <text:p>20.4462600887</text:p>
          </table:table-cell>
          <table:table-cell table:formula="of:=  (1*SIN((2*3.1415926536)/27.3)*[.A25])" office:value-type="float" office:value="4.79066262486788" calcext:value-type="float">
            <text:p>4.790662624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*COS((2*3.1415926536)/27.3)*[.A26]" office:value-type="float" office:value="21.4198915214934" calcext:value-type="float">
            <text:p>21.4198915215</text:p>
          </table:table-cell>
          <table:table-cell table:formula="of:=  (1*SIN((2*3.1415926536)/27.3)*[.A26])" office:value-type="float" office:value="5.01878941652825" calcext:value-type="float">
            <text:p>5.018789416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*COS((2*3.1415926536)/27.3)*[.A27]" office:value-type="float" office:value="22.3935229542885" calcext:value-type="float">
            <text:p>22.3935229543</text:p>
          </table:table-cell>
          <table:table-cell table:formula="of:=  (1*SIN((2*3.1415926536)/27.3)*[.A27])" office:value-type="float" office:value="5.24691620818863" calcext:value-type="float">
            <text:p>5.246916208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*COS((2*3.1415926536)/27.3)*[.A28]" office:value-type="float" office:value="23.3671543870837" calcext:value-type="float">
            <text:p>23.3671543871</text:p>
          </table:table-cell>
          <table:table-cell table:formula="of:=  (1*SIN((2*3.1415926536)/27.3)*[.A28])" office:value-type="float" office:value="5.47504299984901" calcext:value-type="float">
            <text:p>5.475042999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*COS((2*3.1415926536)/27.3)*[.A29]" office:value-type="float" office:value="24.3407858198788" calcext:value-type="float">
            <text:p>24.3407858199</text:p>
          </table:table-cell>
          <table:table-cell table:formula="of:=  (1*SIN((2*3.1415926536)/27.3)*[.A29])" office:value-type="float" office:value="5.70316979150938" calcext:value-type="float">
            <text:p>5.703169791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*COS((2*3.1415926536)/27.3)*[.A30]" office:value-type="float" office:value="25.314417252674" calcext:value-type="float">
            <text:p>25.3144172527</text:p>
          </table:table-cell>
          <table:table-cell table:formula="of:=  (1*SIN((2*3.1415926536)/27.3)*[.A30])" office:value-type="float" office:value="5.93129658316976" calcext:value-type="float">
            <text:p>5.931296583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*COS((2*3.1415926536)/27.3)*[.A31]" office:value-type="float" office:value="26.2880486854691" calcext:value-type="float">
            <text:p>26.2880486855</text:p>
          </table:table-cell>
          <table:table-cell table:formula="of:=  (1*SIN((2*3.1415926536)/27.3)*[.A31])" office:value-type="float" office:value="6.15942337483013" calcext:value-type="float">
            <text:p>6.1594233748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number-columns-repeated="2"/>
        </table:table-row>
        <table:table-row table:style-name="ro1">
          <table:table-cell table:style-name="ce2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6:13:27.930425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4:49:09.268932142</meta:creation-date>
    <dc:date>2017-02-24T16:07:16.469215021</dc:date>
    <meta:editing-duration>PT5M44S</meta:editing-duration>
    <meta:editing-cycles>1</meta:editing-cycles>
    <meta:generator>LibreOffice/5.1.4.2$Linux_X86_64 LibreOffice_project/10m0$Build-2</meta:generator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Sheet1.B5:Sheet1.C31" svg:x="0.319cm" svg:y="0.18cm" svg:width="13.097cm" svg:height="8.646cm">
          <chartooo:coordinate-region svg:x="0.755cm" svg:y="0.379cm" svg:width="12.47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31" chart:class="chart:scatter">
            <chart:domain table:cell-range-address="Sheet1.B5:Sheet1.B31"/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3631432795154">
                <text:p>0.973631432795154</text:p>
                <draw:g>
                  <svg:desc>Sheet1.B5:Sheet1.B31</svg:desc>
                </draw:g>
              </table:table-cell>
              <table:table-cell office:value-type="float" office:value="0.228126791660375">
                <text:p>0.228126791660375</text:p>
                <draw:g>
                  <svg:desc>Sheet1.C5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726286559031">
                <text:p>1.94726286559031</text:p>
              </table:table-cell>
              <table:table-cell office:value-type="float" office:value="0.45625358332075">
                <text:p>0.45625358332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2089429838546">
                <text:p>2.92089429838546</text:p>
              </table:table-cell>
              <table:table-cell office:value-type="float" office:value="0.684380374981126">
                <text:p>0.684380374981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9452573118061">
                <text:p>3.89452573118061</text:p>
              </table:table-cell>
              <table:table-cell office:value-type="float" office:value="0.912507166641501">
                <text:p>0.912507166641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6815716397577">
                <text:p>4.86815716397577</text:p>
              </table:table-cell>
              <table:table-cell office:value-type="float" office:value="1.14063395830188">
                <text:p>1.14063395830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4178859677092">
                <text:p>5.84178859677092</text:p>
              </table:table-cell>
              <table:table-cell office:value-type="float" office:value="1.36876074996225">
                <text:p>1.36876074996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81542002956608">
                <text:p>6.81542002956608</text:p>
              </table:table-cell>
              <table:table-cell office:value-type="float" office:value="1.59688754162263">
                <text:p>1.59688754162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8905146236123">
                <text:p>7.78905146236123</text:p>
              </table:table-cell>
              <table:table-cell office:value-type="float" office:value="1.825014333283">
                <text:p>1.825014333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6268289515638">
                <text:p>8.76268289515638</text:p>
              </table:table-cell>
              <table:table-cell office:value-type="float" office:value="2.05314112494338">
                <text:p>2.05314112494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73631432795154">
                <text:p>9.73631432795154</text:p>
              </table:table-cell>
              <table:table-cell office:value-type="float" office:value="2.28126791660375">
                <text:p>2.28126791660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7099457607467">
                <text:p>10.7099457607467</text:p>
              </table:table-cell>
              <table:table-cell office:value-type="float" office:value="2.50939470826413">
                <text:p>2.50939470826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6835771935418">
                <text:p>11.6835771935418</text:p>
              </table:table-cell>
              <table:table-cell office:value-type="float" office:value="2.7375214999245">
                <text:p>2.7375214999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657208626337">
                <text:p>12.657208626337</text:p>
              </table:table-cell>
              <table:table-cell office:value-type="float" office:value="2.96564829158488">
                <text:p>2.96564829158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6308400591322">
                <text:p>13.6308400591322</text:p>
              </table:table-cell>
              <table:table-cell office:value-type="float" office:value="3.19377508324525">
                <text:p>3.19377508324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6044714919273">
                <text:p>14.6044714919273</text:p>
              </table:table-cell>
              <table:table-cell office:value-type="float" office:value="3.42190187490563">
                <text:p>3.42190187490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5781029247225">
                <text:p>15.5781029247225</text:p>
              </table:table-cell>
              <table:table-cell office:value-type="float" office:value="3.650028666566">
                <text:p>3.650028666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5517343575176">
                <text:p>16.5517343575176</text:p>
              </table:table-cell>
              <table:table-cell office:value-type="float" office:value="3.87815545822638">
                <text:p>3.878155458226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5253657903128">
                <text:p>17.5253657903128</text:p>
              </table:table-cell>
              <table:table-cell office:value-type="float" office:value="4.10628224988675">
                <text:p>4.10628224988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4989972231079">
                <text:p>18.4989972231079</text:p>
              </table:table-cell>
              <table:table-cell office:value-type="float" office:value="4.33440904154713">
                <text:p>4.334409041547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4726286559031">
                <text:p>19.4726286559031</text:p>
              </table:table-cell>
              <table:table-cell office:value-type="float" office:value="4.5625358332075">
                <text:p>4.5625358332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462600886982">
                <text:p>20.4462600886982</text:p>
              </table:table-cell>
              <table:table-cell office:value-type="float" office:value="4.79066262486788">
                <text:p>4.79066262486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198915214934">
                <text:p>21.4198915214934</text:p>
              </table:table-cell>
              <table:table-cell office:value-type="float" office:value="5.01878941652825">
                <text:p>5.018789416528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3935229542885">
                <text:p>22.3935229542885</text:p>
              </table:table-cell>
              <table:table-cell office:value-type="float" office:value="5.24691620818863">
                <text:p>5.246916208188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3671543870837">
                <text:p>23.3671543870837</text:p>
              </table:table-cell>
              <table:table-cell office:value-type="float" office:value="5.47504299984901">
                <text:p>5.47504299984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3407858198788">
                <text:p>24.3407858198788</text:p>
              </table:table-cell>
              <table:table-cell office:value-type="float" office:value="5.70316979150938">
                <text:p>5.70316979150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314417252674">
                <text:p>25.314417252674</text:p>
              </table:table-cell>
              <table:table-cell office:value-type="float" office:value="5.93129658316976">
                <text:p>5.93129658316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2880486854691">
                <text:p>26.2880486854691</text:p>
              </table:table-cell>
              <table:table-cell office:value-type="float" office:value="6.15942337483013">
                <text:p>6.15942337483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